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27cm" svg:x="4.81cm" svg:y="6.08cm">
          <text:p text:style-name="P1">ethernet_recv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27cm" svg:x="13.065cm" svg:y="6.08cm">
          <text:p text:style-name="P1">arp_recv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27cm" svg:x="4.81cm" svg:y="8.62cm">
          <text:p text:style-name="P1">ip_input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1.27cm" svg:x="4.81cm" svg:y="11.16cm">
          <text:p text:style-name="P1">udp_inpu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445cm" svg:height="1.27cm" svg:x="13.065cm" svg:y="11.16cm">
          <text:p text:style-name="P1">tcp_inpu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032cm" svg:y1="7.35cm" svg:x2="7.032cm" svg:y2="8.62cm" draw:start-shape="id1" draw:start-glue-point="2" draw:end-shape="id2" draw:end-glue-point="0" svg:d="m7032 7350v1270">
          <text:p/>
        </draw:connector>
        <draw:connector draw:style-name="gr3" draw:text-style-name="P1" draw:layer="layout" svg:x1="7.032cm" svg:y1="9.89cm" svg:x2="7.032cm" svg:y2="11.16cm" draw:start-shape="id2" draw:start-glue-point="2" draw:end-shape="id3" draw:end-glue-point="0" svg:d="m7032 9890v1270">
          <text:p/>
        </draw:connector>
        <draw:connector draw:style-name="gr3" draw:text-style-name="P1" draw:layer="layout" svg:x1="9.255cm" svg:y1="9.255cm" svg:x2="15.287cm" svg:y2="11.16cm" draw:start-shape="id2" draw:start-glue-point="1" draw:end-shape="id4" draw:end-glue-point="0" svg:d="m9255 9255h6032v1905">
          <text:p/>
        </draw:connector>
        <draw:frame draw:style-name="gr4" draw:id="id5" draw:layer="layout" svg:width="6.848cm" svg:height="0.962cm" svg:x="7.35cm" svg:y="3.213cm">
          <draw:text-box>
            <text:p>Ethernet IRQ occurred</text:p>
          </draw:text-box>
        </draw:frame>
        <draw:connector draw:style-name="gr3" draw:text-style-name="P1" draw:layer="layout" svg:x1="10.774cm" svg:y1="4.175cm" svg:x2="7.032cm" svg:y2="6.08cm" draw:start-shape="id5" draw:start-glue-point="2" draw:end-shape="id1" draw:end-glue-point="0" svg:d="m10774 4175v953h-3742v952">
          <text:p/>
        </draw:connector>
        <draw:frame draw:style-name="gr4" draw:id="id6" draw:layer="layout" svg:width="5.04cm" svg:height="0.962cm" svg:x="8.66cm" svg:y="14.335cm">
          <draw:text-box>
            <text:p>User application</text:p>
          </draw:text-box>
        </draw:frame>
        <draw:connector draw:style-name="gr3" draw:text-style-name="P1" draw:layer="layout" draw:type="line" svg:x1="7.032cm" svg:y1="12.43cm" svg:x2="11.18cm" svg:y2="14.335cm" draw:start-shape="id3" draw:start-glue-point="2" draw:end-shape="id6" draw:end-glue-point="0" svg:d="m7032 12430 4148 1905">
          <text:p/>
        </draw:connector>
        <draw:connector draw:style-name="gr3" draw:text-style-name="P1" draw:layer="layout" draw:type="line" svg:x1="15.287cm" svg:y1="12.43cm" svg:x2="11.18cm" svg:y2="14.335cm" draw:start-shape="id4" draw:start-glue-point="2" draw:end-shape="id6" draw:end-glue-point="0" svg:d="m15287 12430-4107 1905">
          <text:p/>
        </draw:connector>
        <draw:connector draw:style-name="gr5" draw:text-style-name="P1" draw:layer="layout" draw:type="line" svg:x1="9.255cm" svg:y1="6.715cm" svg:x2="13.065cm" svg:y2="6.715cm" draw:start-shape="id1" draw:start-glue-point="1" draw:end-shape="id7" svg:d="m9255 6715h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sco </meta:initial-creator>
    <meta:creation-date>2010-08-16T00:51:22</meta:creation-date>
    <dc:date>2010-08-17T23:38:07</dc:date>
    <dc:creator>rasco </dc:creator>
    <meta:editing-duration>PT00H46M10S</meta:editing-duration>
    <meta:editing-cycles>5</meta:editing-cycles>
    <meta:generator>OpenOffice.org/3.2$Linux OpenOffice.org_project/320m12$Build-9483</meta:generator>
    <meta:document-statistic meta:object-count="14"/>
  </office:meta>
</office:document-meta>
</file>